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10A69ACFD2CF7A94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31cm" svg:height="9.385cm" svg:x="8.025cm" svg:y="5.876cm">
          <draw:image xlink:href="Pictures/10000201000001880000010A69ACFD2CF7A940A6.png" xlink:type="simple" xlink:show="embed" xlink:actuate="onLoad">
            <text:p/>
          </draw:image>
        </draw:frame>
        <draw:line draw:style-name="gr2" draw:text-style-name="P2" draw:layer="layout" svg:x1="15.478cm" svg:y1="13.954cm" svg:x2="15.478cm" svg:y2="6.207cm">
          <text:p/>
        </draw:line>
        <draw:line draw:style-name="gr2" draw:text-style-name="P2" draw:layer="layout" svg:x1="9.692cm" svg:y1="11.907cm" svg:x2="15.379cm" svg:y2="11.922cm">
          <text:p/>
        </draw:line>
        <draw:line draw:style-name="gr2" draw:text-style-name="P2" draw:layer="layout" svg:x1="9.693cm" svg:y1="12.408cm" svg:x2="15.38cm" svg:y2="12.4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14:46:00.548322628</meta:creation-date>
    <dc:date>2019-10-22T14:54:26.105719866</dc:date>
    <meta:editing-duration>PT8M25S</meta:editing-duration>
    <meta:editing-cycles>1</meta:editing-cycles>
    <meta:document-statistic meta:object-count="4"/>
    <meta:generator>LibreOffice/5.1.6.2$Linux_X86_64 LibreOffice_project/10m0$Build-2</meta:generator>
  </office:meta>
</office:document-meta>
</file>